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officeooo:rsid="00000937" officeooo:paragraph-rsid="00000937"/>
    </style:style>
    <style:style style:name="P2" style:family="paragraph" style:parent-style-name="Standard" style:list-style-name="L2">
      <style:text-properties style:text-line-through-style="none" style:text-line-through-type="none" style:font-name="Calibri" officeooo:rsid="00000937" officeooo:paragraph-rsid="00000937"/>
    </style:style>
    <style:style style:name="P3" style:family="paragraph" style:parent-style-name="Standard" style:list-style-name="L2">
      <style:text-properties style:text-line-through-style="none" style:text-line-through-type="none" style:font-name="Calibri" officeooo:rsid="00007b66" officeooo:paragraph-rsid="00007b66"/>
    </style:style>
    <style:style style:name="P4" style:family="paragraph" style:parent-style-name="Standard" style:list-style-name="L2">
      <style:text-properties style:text-line-through-style="none" style:text-line-through-type="none" style:font-name="Calibri" officeooo:rsid="00026d48" officeooo:paragraph-rsid="00026d48"/>
    </style:style>
    <style:style style:name="P5" style:family="paragraph" style:parent-style-name="Standard" style:list-style-name="L2">
      <style:text-properties fo:color="#000000" style:text-line-through-style="none" style:text-line-through-type="none" style:font-name="Liberation Serif" fo:font-size="12pt" officeooo:rsid="0002f149" officeooo:paragraph-rsid="0002f149" fo:background-color="transparent" style:font-size-asian="12pt" style:font-size-complex="12pt"/>
    </style:style>
    <style:style style:name="P6" style:family="paragraph" style:parent-style-name="Standard" style:list-style-name="L2">
      <style:text-properties fo:color="#000000" style:text-line-through-style="none" style:text-line-through-type="none" style:font-name="Calibri" fo:font-size="12pt" officeooo:rsid="00026d48" officeooo:paragraph-rsid="00026d48" fo:background-color="#808080" style:font-size-asian="12pt" style:font-size-complex="12pt"/>
    </style:style>
    <style:style style:name="P7" style:family="paragraph" style:parent-style-name="Standard" style:list-style-name="L2">
      <style:text-properties fo:color="#000000" style:text-line-through-style="none" style:text-line-through-type="none" style:font-name="Calibri" fo:font-size="12pt" officeooo:rsid="0002f149" officeooo:paragraph-rsid="0002f149" fo:background-color="transparent" style:font-size-asian="12pt" style:font-size-complex="12pt"/>
    </style:style>
    <style:style style:name="P8" style:family="paragraph" style:parent-style-name="Standard">
      <style:text-properties fo:color="#000000" style:text-line-through-style="none" style:text-line-through-type="none" style:font-name="Calibri" fo:font-size="12pt" officeooo:rsid="00026d48" officeooo:paragraph-rsid="00026d48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d86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d863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nip TD1 Slim</text:p>
      <text:p text:style-name="P1"/>
      <text:list xml:id="list985314343" text:style-name="L2">
        <text:list-item>
          <text:p text:style-name="P2">docker-compose up –no-start</text:p>
        </text:list-item>
        <text:list-item>
          <text:p text:style-name="P2">docker-compose start</text:p>
        </text:list-item>
        <text:list-item>
          <text:p text:style-name="P2">docker-compose ps</text:p>
        </text:list-item>
        <text:list-item>
          <text:p text:style-name="P2">docker exec -it lbs2021_api.commande_1 /bin/bash</text:p>
        </text:list-item>
        <text:list-item>
          <text:p text:style-name="P2">Dans ce container : <text:span text:style-name="T1">composer require slim/slim "3.*" </text:span><text:span text:style-name="T4">ou juste </text:span><text:span text:style-name="T2">compose install</text:span><text:span text:style-name="T4"> (pas encore d’idée si il y a une différence)</text:span></text:p>
        </text:list-item>
        <text:list-item>
          <text:p text:style-name="P3"><text:span text:style-name="T1">exit </text:span><text:span text:style-name="T3">du container</text:span></text:p>
        </text:list-item>
        <text:list-item>
          <text:p text:style-name="P4"><text:span text:style-name="T3">Modifier le fichier /</text:span><text:span text:style-name="T6">etc/hosts de la machine hôte : </text:span></text:p>
          <text:list>
            <text:list-item>
              <text:p text:style-name="P6"><text:span text:style-name="T6">127.0.0.1<text:tab/>api.commande.local:</text:span></text:p>
            </text:list-item>
          </text:list>
        </text:list-item>
        <text:list-item>
          <text:p text:style-name="P5"><text:span text:style-name="T7">Se rendre sur </text:span><text:a xlink:type="simple" xlink:href="http://api.commande.local:19080/hello/carlos" text:style-name="Internet_20_link" text:visited-style-name="Visited_20_Internet_20_Link"><text:span text:style-name="T7">http://api.commande.local:19080/hello/carlos</text:span></text:a><text:span text:style-name="T7"> </text:span></text:p>
          <text:list>
            <text:list-item>
              <text:p text:style-name="P7"><text:span text:style-name="T6">Le résultat doit être « Hello, carlos »</text:span></text:p>
            </text:list-item>
          </text:list>
        </text:list-item>
      </text:list>
      <text:p text:style-name="P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6:25:31.261924744</meta:creation-date>
    <dc:date>2022-01-11T16:40:52.325922338</dc:date>
    <meta:editing-duration>PT15M1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72" meta:character-count="454" meta:non-whitespace-character-count="401"/>
  </office:meta>
</office:document-meta>
</file>